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dée d'un projet de groupe amène à envisager une multitude de caractéristiques à prendre en compte, aussi bien dans le domaine de l'enseignement que dans celui du travail. Il permet notamment de faire face à des situations d'autonomie, qui s'avèrent nécessaires à son avancement. Il s'agit de se montrer indépendant, et de réaliser son travail individuel essentiel à l'avancement du projet. Le temps de réalisation est tout aussi important, puisqu'il faut également prendre en compte le fait que le temps imparti est de six mois, ce qui laisse à penser que cette idée de réalisation n'est absolument pas à prendre à la légère, mais qu'il faut, au contraire, être conscient de la quantité de réflexion (et donc de travail!) requise à l'aboutissement, ou, du moins, à un résultat satisfaisant du projet au terme de ce semestre.</text:p>
      <text:p text:style-name="P1"><text:tab/>Un tel projet permet de concrétiser et de mettre en évidence un exemple de mode de programmation propice au développement du software (en l’occurrence, un jeu) dont nous aurons l'opportunité – voire l'obligation – de mettre en pratique dans le futur.</text:p>
      <text:p text:style-name="P1"/>
      <text:p text:style-name="P1"><text:tab/>Même s'il s'agit d'acquérir de l'expérience vis-à-vis de soi, et de comprendre ce système de fonctionnement de manière individuelle et autonome, il ne faut pas négliger le fait que ce projet devra être réalisé en groupe. Dans le monde du travail, la coopération est une recette nécessaire à l'aboutissement des projets. La répartition des tâches est une réflexion sur laquelle il faut faire appel aux compétences propres à chaque membre, afin de pouvoir travailler de manière optimale. Il s'agira là d'optimiser le travail, et de progresser de la manière la plus efficace possible. </text:p>
      <text:p text:style-name="P1"><text:tab/>La communication est également essentielle, car il nous faudra adapter la qualité de travail en fonction du développement de chacun, et de toujours avoir une longueur d'avance sur l'avancement total, afin de ne pas être dépassés, et, si possible, de prendre de l'avance dans l'optique de pouvoir aboutir avant la fin du temps imparti. Il est question d'acquisition d'expérience par une méthode qui n'est pas forcément accessible à chacun, et le cadre scolaire d'EPITA nous permet de nous mettre en situation réelle afin de pouvoir envisager le futur qui nous est préparé d'une manière plus aisée et de ne pas être pris au dépourvu dans ce ca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 gli</meta:initial-creator>
    <meta:creation-date>2015-01-15T19:37:14.42</meta:creation-date>
    <dc:date>2015-01-15T20:53:10.13</dc:date>
    <dc:creator>Arthur Remaud</dc:creator>
    <meta:editing-duration>PT6S</meta:editing-duration>
    <meta:editing-cycles>1</meta:editing-cycles>
    <meta:generator>OpenOffice/4.0.1$Win32 OpenOffice.org_project/401m5$Build-9714</meta:generator>
    <meta:document-statistic meta:table-count="0" meta:image-count="0" meta:object-count="0" meta:page-count="1" meta:paragraph-count="4" meta:word-count="377" meta:character-count="2307"/>
  </office:meta>
</office:document-meta>
</file>